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11e7" officeooo:paragraph-rsid="001011e7"/>
    </style:style>
    <style:style style:name="P2" style:family="paragraph" style:parent-style-name="Standard">
      <style:text-properties officeooo:rsid="000ea618" officeooo:paragraph-rsid="001011e7"/>
    </style:style>
    <style:style style:name="T1" style:family="text">
      <style:text-properties officeooo:rsid="001011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X1 peakpos offsets for peak between 64<text:span text:style-name="T1">9</text:span> and 6<text:span text:style-name="T1">56</text:span></text:p>
      <text:p text:style-name="Standard"/>
      <text:p text:style-name="P1">FCN=483.541 FROM MIGRAD <text:s text:c="3"/>STATUS=CONVERGED <text:s text:c="5"/>77 CALLS <text:s text:c="9"/>78 TOTAL</text:p>
      <text:p text:style-name="P1"><text:s text:c="21"/>EDM=1.08362e-11 <text:s text:c="3"/>STRATEGY= 1 <text:s text:c="5"/>ERROR MATRIX ACCURATE </text:p>
      <text:p text:style-name="P1"><text:s text:c="2"/>EXT PARAMETER <text:s text:c="34"/>STEP <text:s text:c="8"/>FIRST <text:s text:c="2"/></text:p>
      <text:p text:style-name="P1"><text:s text:c="2"/>NO. <text:s text:c="2"/>NAME <text:s text:c="5"/>VALUE <text:s text:c="11"/>ERROR <text:s text:c="9"/>SIZE <text:s text:c="5"/>DERIVATIVE </text:p>
      <text:p text:style-name="P1"><text:s text:c="3"/>1 <text:s/>Constant <text:s text:c="4"/>4.87374e+02 <text:s text:c="2"/>9.40050e+00 <text:s text:c="2"/>6.72179e-02 <text:s/>-1.59290e-07</text:p>
      <text:p text:style-name="P1"><text:s text:c="3"/>2 <text:s/>Mean <text:s text:c="8"/>6.52270e+02 <text:s text:c="2"/>1.31371e-02 <text:s text:c="2"/>3.11027e-04 <text:s/>-8.26571e-05</text:p>
      <text:p text:style-name="P1"><text:s text:c="3"/>3 <text:s/>Sigma <text:s text:c="7"/>9.94871e-01 <text:s text:c="2"/>1.44298e-02 <text:s text:c="2"/>3.10756e-05 <text:s/>-1.31508e-03</text:p>
      <text:p text:style-name="P1"/>
      <text:p text:style-name="P1"><text:s/>1128 652.613 0.980985</text:p>
      <text:p text:style-name="P1"><text:s/>1093 653.107 0.855982</text:p>
      <text:p text:style-name="P1"><text:s/>1100 652.484 0.978496</text:p>
      <text:p text:style-name="P1"><text:s/>1104 652.409 1.02173</text:p>
      <text:p text:style-name="P1"><text:s/>1108 652.12 1.01069</text:p>
      <text:p text:style-name="P1"><text:s/>1112 652.007 0.992295</text:p>
      <text:p text:style-name="P1"><text:s/>1117 652.103 1.01301</text:p>
      <text:p text:style-name="P1"><text:s/>1123 652.27 0.994871</text:p>
      <text:p text:style-name="P1"/>
      <text:p text:style-name="P1">1128 <text:s/>Difference compared with run 1128 <text:s/>0</text:p>
      <text:p text:style-name="P1">1093 <text:s/>Difference compared with run 1128 <text:s/>0.49408</text:p>
      <text:p text:style-name="P1">1100 <text:s/>Difference compared with run 1128 <text:s/>-0.129089</text:p>
      <text:p text:style-name="P1">1104 <text:s/>Difference compared with run 1128 <text:s/>-0.204163</text:p>
      <text:p text:style-name="P1">1108 <text:s/>Difference compared with run 1128 <text:s/>-0.493103</text:p>
      <text:p text:style-name="P1">1112 <text:s/>Difference compared with run 1128 <text:s/>-0.605835</text:p>
      <text:p text:style-name="P1">1117 <text:s/>Difference compared with run 1128 <text:s/>-0.510132</text:p>
      <text:p text:style-name="P1">1123 <text:s/>Difference compared with run 1128 <text:s/>-0.34277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3:02:57.952239477</meta:creation-date>
    <meta:print-date>2017-10-03T13:13:38.558584536</meta:print-date>
    <dc:date>2017-10-03T13:24:57.625508357</dc:date>
    <meta:editing-duration>PT11M49S</meta:editing-duration>
    <meta:editing-cycles>1</meta:editing-cycles>
    <meta:document-statistic meta:table-count="0" meta:image-count="0" meta:object-count="0" meta:page-count="1" meta:paragraph-count="24" meta:word-count="131" meta:character-count="1120" meta:non-whitespace-character-count="814"/>
    <meta:generator>LibreOffice/5.1.6.2$Linux_X86_64 LibreOffice_project/10m0$Build-2</meta:generator>
  </office:meta>
</office:document-meta>
</file>